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ED1EC38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P2" style:family="paragraph" style:parent-style-name="Footer">
      <style:text-properties fo:font-size="10pt" style:font-size-asian="10pt" style:font-size-complex="10pt"/>
    </style:style>
    <style:style style:name="P3" style:family="paragraph" style:parent-style-name="Standard">
      <style:paragraph-properties fo:line-height="150%" fo:text-align="justify" style:justify-single-word="false"/>
      <style:text-properties style:font-name="Arial" officeooo:rsid="000a5803" officeooo:paragraph-rsid="00228a4d"/>
    </style:style>
    <style:style style:name="P4" style:family="paragraph" style:parent-style-name="Standard">
      <style:paragraph-properties fo:line-height="150%" fo:text-align="justify" style:justify-single-word="false"/>
      <style:text-properties style:font-name="Arial" fo:font-size="12pt" officeooo:rsid="00228a4d" officeooo:paragraph-rsid="00228a4d"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0c24b8" officeooo:paragraph-rsid="0029db42" style:font-size-asian="12pt" style:font-size-complex="12pt"/>
    </style:style>
    <style:style style:name="P6" style:family="paragraph" style:parent-style-name="Text_20_body">
      <style:text-properties style:font-name="arial1" fo:font-size="12pt" fo:font-style="normal" style:text-underline-style="none" fo:font-weight="normal" officeooo:rsid="008aa58f" officeooo:paragraph-rsid="0029db42" style:font-size-asian="12pt" style:font-style-asian="normal" style:font-weight-asian="normal" style:font-size-complex="12pt" style:font-style-complex="normal" style:font-weight-complex="normal"/>
    </style:style>
    <style:style style:name="P7" style:family="paragraph" style:parent-style-name="Text_20_body">
      <style:paragraph-properties fo:line-height="150%"/>
      <style:text-properties officeooo:paragraph-rsid="0034c571"/>
    </style:style>
    <style:style style:name="P8" style:family="paragraph" style:parent-style-name="Text_20_body">
      <style:paragraph-properties fo:line-height="150%"/>
      <style:text-properties officeooo:rsid="00368ca6" officeooo:paragraph-rsid="00368ca6"/>
    </style:style>
    <style:style style:name="P9" style:family="paragraph" style:parent-style-name="Text_20_body">
      <style:paragraph-properties fo:line-height="150%"/>
      <style:text-properties officeooo:rsid="00368ca6" officeooo:paragraph-rsid="003c0950"/>
    </style:style>
    <style:style style:name="P10" style:family="paragraph" style:parent-style-name="Heading_20_1">
      <style:paragraph-properties fo:line-height="150%" fo:text-align="justify" style:justify-single-word="false"/>
      <style:text-properties officeooo:rsid="003845cc" officeooo:paragraph-rsid="003845cc"/>
    </style:style>
    <style:style style:name="P11" style:family="paragraph" style:parent-style-name="Heading_20_1">
      <style:paragraph-properties fo:line-height="150%" fo:text-align="justify" style:justify-single-word="false"/>
      <style:text-properties style:font-name="arial1" fo:font-size="12pt" fo:font-style="normal" style:text-underline-style="none" fo:font-weight="normal" officeooo:rsid="008f7039" officeooo:paragraph-rsid="00228a4d" style:font-size-asian="12pt" style:font-style-asian="normal" style:font-weight-asian="normal" style:font-size-complex="12pt" style:font-style-complex="normal" style:font-weight-complex="normal"/>
    </style:style>
    <style:style style:name="T1" style:family="text">
      <style:text-properties officeooo:rsid="00228a4d"/>
    </style:style>
    <style:style style:name="T2" style:family="text">
      <style:text-properties officeooo:rsid="0033305e"/>
    </style:style>
    <style:style style:name="T3" style:family="text">
      <style:text-properties style:font-name="Arial" fo:font-size="12pt" officeooo:rsid="00228a4d" style:font-size-asian="12pt" style:font-size-complex="12pt"/>
    </style:style>
    <style:style style:name="T4" style:family="text">
      <style:text-properties style:font-name="Arial" fo:font-size="12pt" officeooo:rsid="000c24b8" style:font-size-asian="12pt" style:font-size-complex="12pt"/>
    </style:style>
    <style:style style:name="T5" style:family="text">
      <style:text-properties style:font-name="Arial" fo:font-size="12pt" officeooo:rsid="001fe16f" style:font-size-asian="12pt" style:font-size-complex="12pt"/>
    </style:style>
    <style:style style:name="T6" style:family="text">
      <style:text-properties style:font-name="Arial" fo:font-size="12pt" officeooo:rsid="001e8113" style:font-size-asian="12pt" style:font-size-complex="12pt"/>
    </style:style>
    <style:style style:name="T7" style:family="text">
      <style:text-properties style:font-name="Arial" fo:font-size="12pt" officeooo:rsid="00279e65" style:font-size-asian="12pt" style:font-size-complex="12pt"/>
    </style:style>
    <style:style style:name="T8" style:family="text">
      <style:text-properties style:font-name="Arial" fo:font-size="12pt" officeooo:rsid="005ce90c" style:font-size-asian="12pt" style:font-size-complex="12pt"/>
    </style:style>
    <style:style style:name="T9" style:family="text">
      <style:text-properties style:font-name="Arial" fo:font-size="12pt" officeooo:rsid="005eb991" style:font-size-asian="12pt" style:font-size-complex="12pt"/>
    </style:style>
    <style:style style:name="T10" style:family="text">
      <style:text-properties style:font-name="Arial" fo:font-size="12pt" officeooo:rsid="00177cbd" style:font-size-asian="12pt" style:font-size-complex="12pt"/>
    </style:style>
    <style:style style:name="T11" style:family="text">
      <style:text-properties officeooo:rsid="008b3675"/>
    </style:style>
    <style:style style:name="T12" style:family="text">
      <style:text-properties officeooo:rsid="00315542"/>
    </style:style>
    <style:style style:name="T13" style:family="text">
      <style:text-properties officeooo:rsid="0032d553"/>
    </style:style>
    <style:style style:name="T14" style:family="text">
      <style:text-properties officeooo:rsid="003333dc"/>
    </style:style>
    <style:style style:name="T15" style:family="text">
      <style:text-properties officeooo:rsid="00368ca6"/>
    </style:style>
    <style:style style:name="T16" style:family="text">
      <style:text-properties officeooo:rsid="00387dec"/>
    </style:style>
    <style:style style:name="T17" style:family="text">
      <style:text-properties officeooo:rsid="003a3b6b"/>
    </style:style>
    <style:style style:name="T18" style:family="text">
      <style:text-properties officeooo:rsid="003cc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Risiko / Rhetorik / Rationalität</text:h>
      <text:p text:style-name="P7">"The available evidence tends to show that many large, sophisticated technological systems are in fact highly compatible with centralized, hierarchical managerial control." <text:span text:style-name="T14">(Winner 1986, S. 9 ). Zu Beginn soll gezeigt werden, warum dies nicht den Kern der Frage ob Technologie inherent politisch ist trifft, um weiter zu versuchen dies etwas genauer auf zu greifen.</text:span></text:p>
      <text:p text:style-name="P8">Das Problem liegt in der Betrachtung: Es geht nicht um Technologie, sondern um Entscheidungen und Verwaltung von Wissen, also um soziale und politische Prozesse und deren Strukturen. Komplexe Organisationsformen lassen sich ab einer gewissen Größe nicht mehr gut hierarchisch abwickeln, hier sind Kleingruppen mit vernetzten, fraktalen Strukturen oft besser und effizienter. </text:p>
      <text:p text:style-name="P9">Der erste Punkt, der die Ursache für zentralistisch verwaltete Organisationen beschreiben soll, ist das Risiko. Wenn eine Technologie, eine Gruppierung oder sonst eine Struktur durch spontan auftretende Ereignisse in Gefahr gebracht werden kann, sind <text:span text:style-name="T16">oft</text:span> zentralistische und hierarchische Strukturen die Antwort. Bei einem Krieg, einem Nuklearunfall oder einer Wirtschaftskrise sind demokratische oder konsensuale, also sehr komplexe <text:span text:style-name="T16">und langwierige</text:span> Entscheidungsprozesse, zumeist nicht sinnvoll und können zu <text:span text:style-name="T16">einer </text:span>erheblichen Verschlechterung der <text:span text:style-name="T16">S</text:span>ituation führen. Nichts desto trotz, sollten demokratische Strukturen und Prozesse dahinter stehen, aber <text:span text:style-name="T16">in diesem Fall </text:span>nicht <text:span text:style-name="T16">direkt der Prozess selber sein</text:span>. </text:p>
      <text:p text:style-name="P8">Der zweite Punkt ist das Vorschieben eines Argumentes, um die Machtstrukturen dahinter zu verbergen. "Attempts to justify strong authority on the basis of supposedly necessary conditions of technical practice have an ancient history" (Winner 1986, S. 6). Ablenken des Diskurses und Verschleiern der Ursächlichkeiten sind ein <text:span text:style-name="T18">nicht selten zu beobachtender </text:span>Wesenszug <text:span text:style-name="T18">von </text:span>Politik und der <text:span text:style-name="T18">Kunst der </text:span>Rhetorik, die Dekonstruktion davon <text:span text:style-name="T18">dementgegen natürlich </text:span>auch. </text:p>
      <text:p text:style-name="P8">Als dritten Punkt führt Winner die Rationalisierung <text:span text:style-name="T18">und Entmoralisierung </text:span>des Diskurses an. "It is characteristic of societies based on large, complex technological systems, however, <text:soft-page-break/>that moral reasons other than those of practical neccessity appear increasingly obsolete, 'idealistic,' and irrelevant" (Winner 1986, S. 9). <text:span text:style-name="T18">Auf d</text:span>ie Probleme mit dem Rationalitäts-Diskurses wurde bereits in dem Text zu "Technik und Wissenschaft als Ideologie" von Jürgen Habermas etwas eingangen. Leider scheinen oftmals Argumente ausserhalb einer Effizienz- und Rationlitätslogik nicht mehr gültig zu sein, das Wesen <text:span text:style-name="T18">menschlichen Handelns </text:span>beschränkt auf <text:span text:style-name="T18">die eindimensionale Ebene des </text:span>Zweck<text:span text:style-name="T18">s</text:span> und dem Erreichen <text:span text:style-name="T18">dessen</text:span>. </text:p>
      <text:h text:style-name="Heading_20_1" text:outline-level="1"><text:span text:style-name="T15">L</text:span>iteraturverzeichnis</text:h>
      <text:p text:style-name="P6"><text:span text:style-name="T12">Winner</text:span>, <text:span text:style-name="T12">Langdon</text:span>: <text:span text:style-name="T12">Do artifacts have politics?</text:span>, <text:span text:style-name="T11">1986. Chicago, University of Chicago Press.</text:span></text:p>
      <text:h text:style-name="Heading_20_1" text:outline-level="1">Details</text:h>
      <text:p text:style-name="P3"><text:span text:style-name="T3">Autor: </text:span><text:span text:style-name="T4">Stefan Kasberger, </text:span><text:span text:style-name="T5">Matr</text:span><text:span text:style-name="T3">ikelnummer</text:span><text:span text:style-name="T4"> </text:span><text:span text:style-name="T6">#1011416, </text:span><text:a xlink:type="simple" xlink:href="mailto:stefan.kasberger@edu.uni-graz.at"><text:span text:style-name="T6">stefan.kasberger@edu.uni-graz.at</text:span></text:a><text:span text:style-name="T6"> <text:s text:c="2"/></text:span></text:p>
      <text:p text:style-name="P4">Datum: <text:span text:style-name="T13">9</text:span>. Jänner 2014 in Graz</text:p>
      <text:p text:style-name="P5">Aufgabenstellung: <text:s/>Eine Seite zu „Do artifacts have politics?“ von Langdon Winner.</text:p>
      <text:p text:style-name="P3"><text:span text:style-name="T7">GitHub: </text:span><text:a xlink:type="simple" xlink:href="https://github.com/skasberger/vo-einfuehrung-technikphilosophie"><text:span text:style-name="T8">https://github.com/skasberger/vo-einfuehrung-technikphilosophie</text:span></text:a></text:p>
      <text:p text:style-name="P3"><text:span text:style-name="T3">Web: </text:span><text:a xlink:type="simple" xlink:href="http://openscienceasap.org/"><text:span text:style-name="T9">openscienceasap.org</text:span></text:a><text:span text:style-name="T7"> </text:span></text:p>
      <text:p text:style-name="P3"><text:span text:style-name="T3">Lizenz: </text:span><text:a xlink:type="simple" xlink:href="https://creativecommons.org/licenses/by/3.0/at/"><text:span text:style-name="T10">Creative Commons CC by AT 3.0</text:span></text:a></text:p>
      <text:h text:style-name="P1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arial" svg:font-family="arial"/>
    <style:font-face style:name="Arial" svg:font-family="Arial" style:font-family-generic="swiss"/>
    <style:font-face style:name="arial1" svg:font-family="arial"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rial" style:family="paragraph" style:parent-style-name="Standard">
      <style:paragraph-properties fo:line-height="15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text-underline-style="none" officeooo:rsid="0029db42" officeooo:paragraph-rsid="0029db42" style:font-size-asian="8pt" style:font-size-complex="8pt"/>
    </style:style>
    <style:style style:name="MP2" style:family="paragraph" style:parent-style-name="Footer">
      <style:text-properties fo:font-size="10pt" style:font-size-asian="10pt" style:font-size-complex="10pt"/>
    </style:style>
    <style:style style:name="MT1" style:family="text">
      <style:text-properties officeooo:rsid="00228a4d"/>
    </style:style>
    <style:style style:name="MT2" style:family="text">
      <style:text-properties officeooo:rsid="0033305e"/>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31pt solid #000000" fo:border-left="none" fo:border-right="none" fo:padding="0.051cm" style:shadow="none"/>
      </style:header-style>
      <style:footer-style>
        <style:header-footer-properties svg:height="1.503cm" fo:margin-left="0cm" fo:margin-right="0cm" fo:margin-top="0.499cm" fo:border-top="0.31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O Einführung in die Technikphilosophie</text:p>
        <text:p text:style-name="MP1">Günter Getzinger</text:p>
        <text:p text:style-name="MP1">WS 2013/14</text:p>
      </style:header>
      <style:footer>
        <text:p text:style-name="MP2"><draw:a xlink:type="simple" xlink:href="http://creativecommons.org/licenses/by/3.0/at/" office:target-frame-name="_blank" xlink:show="new"><draw:frame draw:style-name="Mfr1" draw:name="graphics2" text:anchor-type="paragraph" svg:x="14.855cm" svg:y="0.041cm" svg:width="2.124cm" svg:height="0.748cm" draw:z-index="1"><draw:image xlink:href="Pictures/10000201000000580000001FED1EC38A.png" xlink:type="simple" xlink:show="embed" xlink:actuate="onLoad"/></draw:frame></draw:a><text:span text:style-name="MT1">Stefan Kasberger, #1011416,</text:span> <text:span text:style-name="MT2">2014</text:span></text:p>
        <text:p text:style-name="MP2"><text:a xlink:type="simple" xlink:href="mailto:stefan.kasberger@edu.uni-graz.at">stefan.kasberger@edu.uni-graz.at</text:a> <text:s text:c="94"/></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8:44:25</meta:creation-date>
    <meta:editing-duration>PT4H39M1S</meta:editing-duration>
    <meta:editing-cycles>23</meta:editing-cycles>
    <meta:generator>LibreOffice/4.1.3.2$Linux_X86_64 LibreOffice_project/410m0$Build-2</meta:generator>
    <dc:title>Bericht</dc:title>
    <dc:date>2014-01-09T15:15:34.871756287</dc:date>
    <dc:creator>Stefan Kasberger</dc:creator>
    <meta:document-statistic meta:table-count="0" meta:image-count="1" meta:object-count="0" meta:page-count="2" meta:paragraph-count="20" meta:word-count="422" meta:character-count="3307" meta:non-whitespace-character-count="2801"/>
  </office:meta>
</office:document-meta>
</file>